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 " style:num-suffix="." style:num-format="1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2" text:style-name="WW_CharLFO1LVL2" style:num-prefix=" " style:num-suffix="." style:num-format="1" text:display-levels="2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text:style-name="WW_CharLFO1LVL3" style:num-prefix=" " style:num-suffix=")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bullet text:level="4" text:style-name="WW_CharLFO1LVL4" text:bullet-char="•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P2" style:parent-style-name="Framecontents" style:family="paragraph">
      <style:paragraph-properties fo:text-align="center"/>
    </style:style>
    <style:style style:name="P3" style:parent-style-name="Framecontents" style:family="paragraph">
      <style:paragraph-properties fo:text-align="center"/>
    </style:style>
    <style:style style:name="P4" style:parent-style-name="Framecontents" style:family="paragraph">
      <style:paragraph-properties fo:text-align="center"/>
    </style:style>
    <style:style style:name="P5" style:parent-style-name="Framecontents" style:family="paragraph">
      <style:paragraph-properties fo:text-align="center"/>
    </style:style>
    <style:style style:name="P6" style:parent-style-name="Framecontents" style:family="paragraph">
      <style:paragraph-properties fo:text-align="center"/>
    </style:style>
    <style:style style:name="TableColumn8" style:family="table-column">
      <style:table-column-properties style:column-width="1.6736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29in" style:use-optimal-column-width="false"/>
    </style:style>
    <style:style style:name="TableColumn11" style:family="table-column">
      <style:table-column-properties style:column-width="1.6729in" style:use-optimal-column-width="false"/>
    </style:style>
    <style:style style:name="Table7" style:family="table">
      <style:table-properties style:width="6.6923in" fo:margin-left="0in" table:align="left"/>
    </style:style>
    <style:style style:name="TableRow12" style:family="table-row">
      <style:table-row-properties style:min-row-height="0.375in"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text-properties style:font-name="Arvo" fo:font-size="10pt" style:font-size-asian="10pt" style:font-size-complex="10pt"/>
    </style:style>
    <style:style style:name="TableCell1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Arvo" fo:font-size="10pt" style:font-size-asian="10pt" style:font-size-complex="10pt"/>
    </style:style>
    <style:style style:name="TableCell17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Standard" style:family="paragraph">
      <style:text-properties style:font-name="Arvo" fo:font-size="10pt" style:font-size-asian="10pt" style:font-size-complex="10pt"/>
    </style:style>
    <style:style style:name="TableCell19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style:font-name="Arvo" fo:font-size="10pt" style:font-size-asian="10pt" style:font-size-complex="10pt"/>
    </style:style>
    <style:style style:name="TableColumn22" style:family="table-column">
      <style:table-column-properties style:column-width="2.125in" style:use-optimal-column-width="false"/>
    </style:style>
    <style:style style:name="TableColumn23" style:family="table-column">
      <style:table-column-properties style:column-width="2.5625in" style:use-optimal-column-width="false"/>
    </style:style>
    <style:style style:name="Table21" style:family="table">
      <style:table-properties style:width="4.6875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</office:automatic-styles>
  <office:body>
    <office:text text:use-soft-page-breaks="true">
      <text:h text:style-name="P1" text:outline-level="1">[onshow.first_name] [onshow.last_name]</text:h>
      <text:p text:style-name="P2">[onshow.add1]</text:p>
      <text:p text:style-name="P3">[onshow.add2]</text:p>
      <text:p text:style-name="P4">[onshow.city],[onshow.state] [onshow.zip]</text:p>
      <text:p text:style-name="P5">[onshow.email] [onshow.phone]</text:p>
      <text:p text:style-name="P6"/>
      <text:p text:style-name="Subtitle">Educatio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[education.insti;block=tbs:row]</text:p>
          </table:table-cell>
          <table:table-cell table:style-name="TableCell15">
            <text:p text:style-name="P16">[education.major;block=tbs:row]</text:p>
          </table:table-cell>
          <table:table-cell table:style-name="TableCell17">
            <text:p text:style-name="P18">[education.start_date;block=tbs:row]</text:p>
          </table:table-cell>
          <table:table-cell table:style-name="TableCell19">
            <text:p text:style-name="P20">[education.end_date;block=tbs:row]</text:p>
          </table:table-cell>
        </table:table-row>
      </table:table>
      <text:p text:style-name="Subtitle">Technical Skills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[skills.skill_name;block=tbs:row]</text:p>
          </table:table-cell>
          <table:table-cell table:style-name="TableCell27">
            <text:p text:style-name="P28">[skills.prof_level;block=tbs:row]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2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3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." style:num-format="1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2" text:style-name="WW_CharLFO1LVL2" style:num-prefix=" " style:num-suffix="." style:num-format="1" text:display-levels="2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text:style-name="WW_CharLFO1LVL3" style:num-prefix=" " style:num-suffix=")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bullet text:level="4" text:style-name="WW_CharLFO1LVL4" text:bullet-char="•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fsoares2014</dc:creator>
    <meta:creation-date>2013-10-26T15:56:00Z</meta:creation-date>
    <dc:date>2016-12-09T03:27:00Z</dc:date>
    <meta:template xlink:href="Normal" xlink:type="simple"/>
    <meta:editing-cycles>41</meta:editing-cycles>
    <meta:editing-duration>PT6840S</meta:editing-duration>
    <meta:user-defined meta:name="Creator">Skrol29</meta:user-defined>
    <meta:document-statistic meta:page-count="1" meta:paragraph-count="1" meta:word-count="55" meta:character-count="373" meta:row-count="2" meta:non-whitespace-character-count="319"/>
  </office:meta>
</office:document-meta>
</file>